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line Style Strong Emphasis</text:h>
      <text:p text:style-name="Standard">The word <text:span text:style-name="Strong_20_Emphasis">Strong</text:span> use Strong Emphasis Sty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dc:date>2009-06-23T16:44:08</dc:date>
    <dc:creator>Vincent Spiewak</dc:creator>
    <meta:editing-duration>PT00H07M32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2" meta:word-count="11" meta:character-count="69"/>
  </office:meta>
</office:document-meta>
</file>